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officeooo:rsid="0007afef" officeooo:paragraph-rsid="0007afe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fo:font-size="14pt" officeooo:rsid="0007afef" officeooo:paragraph-rsid="0007af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fo:font-size="14pt" fo:font-weight="bold" officeooo:rsid="0016904a" officeooo:paragraph-rsid="0016904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weight="bold" officeooo:rsid="00196d6d" officeooo:paragraph-rsid="00196d6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1ac178" officeooo:paragraph-rsid="001ac17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normal" officeooo:rsid="0008073d" officeooo:paragraph-rsid="0008073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weight="normal" officeooo:rsid="000db0b9" officeooo:paragraph-rsid="000db0b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normal" officeooo:rsid="00186dc3" officeooo:paragraph-rsid="00186dc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normal" officeooo:rsid="00199961" officeooo:paragraph-rsid="0019996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0db0b9" officeooo:paragraph-rsid="000db0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0b38f" officeooo:paragraph-rsid="0010b38f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18260" officeooo:paragraph-rsid="0011826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3afa8" officeooo:paragraph-rsid="0013afa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199961" officeooo:paragraph-rsid="00199961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0bfed7" officeooo:paragraph-rsid="0008073d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0eb8a9" officeooo:paragraph-rsid="000eb8a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0fefa" officeooo:paragraph-rsid="0010fef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279c4" officeooo:paragraph-rsid="001279c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50d52" officeooo:paragraph-rsid="00150d5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1fc08f" officeooo:paragraph-rsid="001fc08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21ef11" officeooo:paragraph-rsid="0021ef1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22b0d9" officeooo:paragraph-rsid="0022b0d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6pt" fo:font-weight="bold" officeooo:rsid="0008073d" officeooo:paragraph-rsid="0008073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zxx" fo:country="none" fo:font-weight="bold" officeooo:rsid="0024207b" officeooo:paragraph-rsid="0024207b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zxx" fo:country="none" fo:font-weight="normal" officeooo:rsid="0024207b" officeooo:paragraph-rsid="0024207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b93fe" style:language-asian="zxx" style:country-asian="none" style:language-complex="zxx" style:country-complex="none"/>
    </style:style>
    <style:style style:name="T3" style:family="text">
      <style:text-properties fo:language="zxx" fo:country="none" officeooo:rsid="000bfed7" style:language-asian="zxx" style:country-asian="none" style:language-complex="zxx" style:country-complex="none"/>
    </style:style>
    <style:style style:name="T4" style:family="text">
      <style:text-properties fo:language="zxx" fo:country="none" officeooo:rsid="00186dc3" style:language-asian="zxx" style:country-asian="none" style:language-complex="zxx" style:country-complex="none"/>
    </style:style>
    <style:style style:name="T5" style:family="text">
      <style:text-properties fo:language="zxx" fo:country="none" officeooo:rsid="0019016b" style:language-asian="zxx" style:country-asian="none" style:language-complex="zxx" style:country-complex="none"/>
    </style:style>
    <style:style style:name="T6" style:family="text">
      <style:text-properties fo:language="zxx" fo:country="none" officeooo:rsid="001a1e2a" style:language-asian="zxx" style:country-asian="none" style:language-complex="zxx" style:country-complex="none"/>
    </style:style>
    <style:style style:name="T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officeooo:rsid="00218922"/>
    </style:style>
    <style:style style:name="T9" style:family="text">
      <style:text-properties officeooo:rsid="0021f8ef"/>
    </style:style>
    <style:style style:name="T10" style:family="text">
      <style:text-properties officeooo:rsid="002498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PROGRAMMAZIONE CONCORRENTE TRA THREAD</text:p>
      <text:p text:style-name="P2"/>
      <text:p text:style-name="P23">Es0- Premortem</text:p>
      <text:p text:style-name="P6">Ad un thread, si p<text:span text:style-name="T2">uò </text:span><text:span text:style-name="T3">passare anche una Struct ! (E' comodo utilizzare un puntatore per accedervi.., si usa la sintassi p-&gt;. Per definire la struct: typedef struct s{ <text:s text:c="2"/>} S;</text:span></text:p>
      <text:p text:style-name="P7"><text:span text:style-name="T3">p</text:span><text:span text:style-name="T1">thread_self(), torna il pid corrente del thread.</text:span></text:p>
      <text:p text:style-name="P7"><text:span text:style-name="T1">La pthread_join, aspetta un </text:span><text:span text:style-name="T7">pid </text:span><text:span text:style-name="T1">con la possibilità di mettere il valore di uscita da qualche parte.</text:span></text:p>
      <text:p text:style-name="P10">Es1 – Banche</text:p>
      <text:p text:style-name="P7"><text:span text:style-name="T1">Uso della </text:span><text:span text:style-name="T7">mutex </text:span><text:span text:style-name="T1">, una cosa interessante è l'utilizzo della funzione </text:span><text:span text:style-name="T7">nanosleep</text:span><text:span text:style-name="T1">.</text:span></text:p>
      <text:p text:style-name="P10">Es2 – Banche</text:p>
      <text:p text:style-name="P16">Vengono usate più mutex, interessante il fatto che utilizzandone di più, il numero di operazioni è molto più alto. Questo perchè non devono aspettarsi, ma possono eseguire tutte in parallelo.</text:p>
      <text:p text:style-name="P11">Es3 – Fachiri</text:p>
      <text:p text:style-name="P17">Niente di particolare</text:p>
      <text:p text:style-name="P12">Es3Bis – Fachiri</text:p>
      <text:p text:style-name="P18">Esempio di Deadlock</text:p>
      <text:p text:style-name="P13">Es4 – Ripartire_In_Ordine</text:p>
      <text:p text:style-name="P19">Per fare bloccare i thread, usa una if con al suo interno una wait.</text:p>
      <text:p text:style-name="P19">Per Farli ripartire in ordine, usa un while con una wait al suo interno.</text:p>
      <text:p text:style-name="P19">Quando sarà il suo turno , esce e dà una broadcast : per verificare il turno di qualcun altro.</text:p>
      <text:p text:style-name="P3"><text:span text:style-name="T1">Sincronizzazione_3_Threa</text:span><text:span text:style-name="T4">d</text:span></text:p>
      <text:p text:style-name="P8"><text:span text:style-name="T1">Esempio molto interessante, </text:span><text:span text:style-name="T5">sincronizza 3 thread utilizzando un array di conditionVariable. </text:span></text:p>
      <text:p text:style-name="P4"><text:span text:style-name="T5">F</text:span><text:span text:style-name="T1">ornaio_Scaffale_DoppioAccesso</text:span></text:p>
      <text:p text:style-name="P20">Esercizio interessante: c'è il problema del Fornaio con turno, risolto dall'esempio.</text:p>
      <text:p text:style-name="P20">Ma devono entrare due clienti alla volta. Per farlo , utilizzo il programma normale sul </text:p>
      <text:p text:style-name="P20">turno, ma ovviamente inizialmente sarà un solo cliente al bancone. </text:p>
      <text:p text:style-name="P20">Se è 1 , ne chiamerà un altro<text:span text:style-name="T8">(broadcast). Il poter utilizzare la broadcast deriva dal fatto che, i thread anche se usciti dalla wait, devono passare il controllo del turno, altrimenti ci torneranno.</text:span></text:p>
      <text:p text:style-name="P14">2 produttori – A+B consumatori</text:p>
      <text:p text:style-name="P9"><text:span text:style-name="T1">due condition variable diverse, tra un produttore ed un altro. Entrambi utilizzano un while per sincronizzarsi col buffer. Se </text:span><text:span text:style-name="T6">il loro buffer è pieno, fanno la wait. E aspettano di essere risvegliati dal Consumatore.</text:span></text:p>
      <text:p text:style-name="P5"><text:span text:style-name="T6">2 </text:span><text:span text:style-name="T1">produttori – A+B consumatori PARALLELO</text:span></text:p>
      <text:p text:style-name="P21">Tolte le mutex dalla sezione critica: accesso garantito in mutua esclusione, grazie</text:p>
      <text:p text:style-name="P21">alla wait nel while. <text:span text:style-name="T9">Ci sono anche due variabili in più per l'accesso al buffer A e B</text:span></text:p>
      <text:p text:style-name="P15">N ProduttoriA, M Produttori B, K ConsumatoriA, L ConsumatoriB</text:p>
      <text:p text:style-name="P22">Gestione di un buffer singolo, in condivisione a più produttori e consumatori.</text:p>
      <text:p text:style-name="P24"/>
      <text:p text:style-name="P24"><text:soft-page-break/>Ponte Pericolante </text:p>
      <text:p text:style-name="P25">Si rinnova il consiglio di usare un while con condizioni multiple e UNA wait al suo interno. In questo modo si riescono a fermare le macchine in tempo e a farle ripartire <text:span text:style-name="T10">appena il ponte è liber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32:53.511967020</meta:creation-date>
    <dc:date>2019-12-28T15:58:18.585935454</dc:date>
    <meta:editing-duration>PT3H5M17S</meta:editing-duration>
    <meta:editing-cycles>28</meta:editing-cycles>
    <meta:generator>LibreOffice/6.2.8.2$Linux_X86_64 LibreOffice_project/f82ddfca21ebc1e222a662a32b25c0c9d20169ee</meta:generator>
    <meta:document-statistic meta:table-count="0" meta:image-count="0" meta:object-count="0" meta:page-count="2" meta:paragraph-count="33" meta:word-count="382" meta:character-count="2390" meta:non-whitespace-character-count="2027"/>
  </office:meta>
</office:document-meta>
</file>